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7f00" draw:fill-color="#e5b969" draw:textarea-horizontal-align="justify" draw:textarea-vertical-align="middle" draw:auto-grow-height="false" fo:min-height="1.35cm" fo:min-width="2.7cm"/>
    </style:style>
    <style:style style:name="gr2" style:family="graphic" style:parent-style-name="standard">
      <style:graphic-properties draw:fill-color="#2b7ed2" draw:textarea-horizontal-align="justify" draw:textarea-vertical-align="middle" draw:auto-grow-height="false" fo:min-height="2.95cm" fo:min-width="7.5cm"/>
    </style:style>
    <style:style style:name="gr3" style:family="graphic" style:parent-style-name="standard">
      <style:graphic-properties draw:fill-color="#2bd0d2" draw:textarea-horizontal-align="justify" draw:textarea-vertical-align="middle" draw:auto-grow-height="false" fo:min-height="1.35cm" fo:min-width="2.7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75cm" fo:min-width="2.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standard">
      <style:graphic-properties draw:fill-color="#5c8fc3" draw:textarea-horizontal-align="justify" draw:textarea-vertical-align="middle" draw:auto-grow-height="false" fo:min-height="2.95cm" fo:min-width="7.5cm"/>
    </style:style>
    <style:style style:name="gr9" style:family="graphic" style:parent-style-name="standard">
      <style:graphic-properties draw:fill-color="#a8bde3" draw:textarea-horizontal-align="justify" draw:textarea-vertical-align="middle" draw:auto-grow-height="false" fo:min-height="1.35cm" fo:min-width="2.7cm"/>
    </style:style>
    <style:style style:name="gr10" style:family="graphic" style:parent-style-name="standard">
      <style:graphic-properties draw:fill-color="#c0bebe" draw:textarea-horizontal-align="justify" draw:textarea-vertical-align="middle" draw:auto-grow-height="false" fo:min-height="1.75cm" fo:min-width="2.9cm"/>
    </style:style>
    <style:style style:name="gr11" style:family="graphic" style:parent-style-name="standard">
      <style:graphic-properties draw:fill-color="#e47b83" draw:textarea-horizontal-align="justify" draw:textarea-vertical-align="middle" draw:auto-grow-height="false" fo:min-height="4.55cm" fo:min-width="7.5cm"/>
    </style:style>
    <style:style style:name="gr12" style:family="graphic" style:parent-style-name="standard">
      <style:graphic-properties draw:fill-color="#327acf" draw:textarea-horizontal-align="justify" draw:textarea-vertical-align="middle" draw:auto-grow-height="false" fo:min-height="0.95cm" fo:min-width="2.1cm"/>
    </style:style>
    <style:style style:name="gr13" style:family="graphic" style:parent-style-name="standard">
      <style:graphic-properties draw:fill-color="#327acf" draw:textarea-horizontal-align="justify" draw:textarea-vertical-align="middle" draw:auto-grow-height="false" fo:min-height="1.15cm" fo:min-width="3.51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35cm" fo:min-width="2.1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35cm" fo:min-width="2.1cm"/>
    </style:style>
    <style:style style:name="gr1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5b969"/>
      <style:paragraph-properties fo:text-align="center"/>
    </style:style>
    <style:style style:name="P3" style:family="paragraph">
      <loext:graphic-properties draw:fill-color="#2b7ed2"/>
      <style:paragraph-properties fo:text-align="center"/>
    </style:style>
    <style:style style:name="P4" style:family="paragraph">
      <loext:graphic-properties draw:fill-color="#2bd0d2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5c8fc3"/>
      <style:paragraph-properties fo:text-align="center"/>
    </style:style>
    <style:style style:name="P8" style:family="paragraph">
      <loext:graphic-properties draw:fill-color="#a8bde3"/>
      <style:paragraph-properties fo:text-align="center"/>
    </style:style>
    <style:style style:name="P9" style:family="paragraph">
      <loext:graphic-properties draw:fill-color="#c0bebe"/>
      <style:paragraph-properties fo:text-align="center"/>
    </style:style>
    <style:style style:name="P10" style:family="paragraph">
      <loext:graphic-properties draw:fill-color="#e47b83"/>
      <style:paragraph-properties fo:text-align="center"/>
    </style:style>
    <style:style style:name="P11" style:family="paragraph">
      <loext:graphic-properties draw:fill-color="#327acf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2" xml:id="id3" draw:id="id3" draw:layer="layout" svg:width="3.2cm" svg:height="1.6cm" svg:x="11cm" svg:y="8.6cm">
          <text:p text:style-name="P1">Main 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8cm" svg:height="3.2cm" svg:x="16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2cm" svg:height="1.6cm" svg:x="20.6cm" svg:y="3.8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4cm" svg:height="2cm" svg:x="16.2cm" svg:y="3.6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cm" svg:y1="4.6cm" svg:x2="20.6cm" svg:y2="4.6cm" draw:start-shape="id1" draw:start-glue-point="1" draw:end-shape="id2" draw:end-glue-point="3" svg:d="M19600 4600h1000" svg:viewBox="0 0 1001 1">
          <text:p/>
        </draw:connector>
        <draw:frame draw:style-name="gr6" draw:text-style-name="P6" draw:layer="layout" svg:width="5.425cm" svg:height="0.954cm" svg:x="17cm" svg:y="2.646cm">
          <draw:text-box>
            <text:p>Localization node</text:p>
          </draw:text-box>
        </draw:frame>
        <draw:connector draw:style-name="gr7" draw:text-style-name="P1" draw:layer="layout" svg:x1="14.2cm" svg:y1="9.4cm" svg:x2="16cm" svg:y2="4.2cm" draw:start-shape="id3" draw:start-glue-point="1" draw:end-shape="id4" draw:end-glue-point="3" svg:d="M14200 9400h900v-5200h900" svg:viewBox="0 0 1801 5201">
          <text:p/>
        </draw:connector>
        <draw:custom-shape draw:style-name="gr8" draw:text-style-name="P7" draw:layer="layout" svg:width="8cm" svg:height="3.2cm" svg:x="16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cm" svg:height="1.6cm" svg:x="20.6cm" svg:y="3.8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2cm" svg:x="16.2cm" svg:y="3.6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25cm" svg:height="0.954cm" svg:x="17.2cm" svg:y="2.646cm">
          <draw:text-box>
            <text:p>Localization node</text:p>
          </draw:text-box>
        </draw:frame>
        <draw:custom-shape draw:style-name="gr2" draw:text-style-name="P3" draw:layer="layout" svg:width="8cm" svg:height="3.2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2cm" svg:height="1.6cm" svg:x="20.6cm" svg:y="7.4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4cm" svg:height="2cm" svg:x="16.2cm" svg:y="7.2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cm" svg:y1="8.2cm" svg:x2="20.6cm" svg:y2="8.2cm" draw:start-shape="id5" draw:start-glue-point="1" draw:end-shape="id6" draw:end-glue-point="3" svg:d="M19600 8200h1000" svg:viewBox="0 0 1001 1">
          <text:p/>
        </draw:connector>
        <draw:frame draw:style-name="gr6" draw:text-style-name="P6" draw:layer="layout" svg:width="5.425cm" svg:height="0.954cm" svg:x="17cm" svg:y="6.246cm">
          <draw:text-box>
            <text:p>Localization node</text:p>
          </draw:text-box>
        </draw:frame>
        <draw:custom-shape draw:style-name="gr8" draw:text-style-name="P7" xml:id="id11" draw:id="id11" draw:layer="layout" svg:width="8cm" svg:height="3.2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cm" svg:height="1.6cm" svg:x="20.6cm" svg:y="7.4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2cm" svg:x="16.2cm" svg:y="7.2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25cm" svg:height="0.954cm" svg:x="17.2cm" svg:y="6.246cm">
          <draw:text-box>
            <text:p>Localization node</text:p>
          </draw:text-box>
        </draw:frame>
        <draw:custom-shape draw:style-name="gr2" draw:text-style-name="P3" draw:layer="layout" svg:width="8cm" svg:height="3.2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2cm" svg:height="1.6cm" svg:x="20.6cm" svg:y="1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.4cm" svg:height="2cm" svg:x="16.2cm" svg:y="10.8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cm" svg:y1="11.8cm" svg:x2="20.6cm" svg:y2="11.8cm" draw:start-shape="id7" draw:start-glue-point="1" draw:end-shape="id8" draw:end-glue-point="3" svg:d="M19600 11800h1000" svg:viewBox="0 0 1001 1">
          <text:p/>
        </draw:connector>
        <draw:frame draw:style-name="gr6" draw:text-style-name="P6" draw:layer="layout" svg:width="5.425cm" svg:height="0.954cm" svg:x="17cm" svg:y="9.846cm">
          <draw:text-box>
            <text:p>Localization node</text:p>
          </draw:text-box>
        </draw:frame>
        <draw:custom-shape draw:style-name="gr8" draw:text-style-name="P7" xml:id="id12" draw:id="id12" draw:layer="layout" svg:width="8cm" svg:height="3.2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cm" svg:height="1.6cm" svg:x="20.6cm" svg:y="1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2cm" svg:x="16.2cm" svg:y="10.8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25cm" svg:height="0.954cm" svg:x="17.2cm" svg:y="9.846cm">
          <draw:text-box>
            <text:p>Localization node</text:p>
          </draw:text-box>
        </draw:frame>
        <draw:custom-shape draw:style-name="gr2" draw:text-style-name="P3" draw:layer="layout" svg:width="8cm" svg:height="3.2cm" svg:x="16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2cm" svg:height="1.6cm" svg:x="20.6cm" svg:y="14.6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3.4cm" svg:height="2cm" svg:x="16.2cm" svg:y="14.4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cm" svg:y1="15.4cm" svg:x2="20.6cm" svg:y2="15.4cm" draw:start-shape="id9" draw:start-glue-point="1" draw:end-shape="id10" draw:end-glue-point="3" svg:d="M19600 15400h1000" svg:viewBox="0 0 1001 1">
          <text:p/>
        </draw:connector>
        <draw:frame draw:style-name="gr6" draw:text-style-name="P6" draw:layer="layout" svg:width="5.425cm" svg:height="0.954cm" svg:x="17cm" svg:y="13.446cm">
          <draw:text-box>
            <text:p>Localization node</text:p>
          </draw:text-box>
        </draw:frame>
        <draw:custom-shape draw:style-name="gr8" draw:text-style-name="P7" xml:id="id13" draw:id="id13" draw:layer="layout" svg:width="8cm" svg:height="3.2cm" svg:x="16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cm" svg:height="1.6cm" svg:x="20.6cm" svg:y="14.6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2cm" svg:x="16.2cm" svg:y="14.4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25cm" svg:height="0.954cm" svg:x="17.2cm" svg:y="13.446cm">
          <draw:text-box>
            <text:p>Localization node</text:p>
          </draw:text-box>
        </draw:frame>
        <draw:connector draw:style-name="gr7" draw:text-style-name="P1" draw:layer="layout" svg:x1="14.2cm" svg:y1="9.4cm" svg:x2="16cm" svg:y2="7.8cm" draw:start-shape="id3" draw:start-glue-point="1" draw:end-shape="id11" svg:d="M14200 9400h900v-1600h900" svg:viewBox="0 0 1801 1601">
          <text:p/>
        </draw:connector>
        <draw:connector draw:style-name="gr7" draw:text-style-name="P1" draw:layer="layout" svg:x1="14.2cm" svg:y1="9.4cm" svg:x2="16cm" svg:y2="11.4cm" draw:start-shape="id3" draw:start-glue-point="1" draw:end-shape="id12" draw:end-glue-point="3" svg:d="M14200 9400h900v2000h900" svg:viewBox="0 0 1801 2001">
          <text:p/>
        </draw:connector>
        <draw:connector draw:style-name="gr7" draw:text-style-name="P1" draw:layer="layout" svg:x1="14.2cm" svg:y1="9.4cm" svg:x2="16cm" svg:y2="15cm" draw:start-shape="id3" draw:start-glue-point="1" draw:end-shape="id13" draw:end-glue-point="3" svg:d="M14200 9400h900v5600h900" svg:viewBox="0 0 1801 5601">
          <text:p/>
        </draw:connector>
        <draw:custom-shape draw:style-name="gr2" draw:text-style-name="P3" draw:layer="layout" svg:width="8cm" svg:height="3.2cm" svg:x="0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3.2cm" svg:height="1.6cm" svg:x="5.4cm" svg:y="4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14" draw:id="id14" draw:layer="layout" svg:width="3.4cm" svg:height="2cm" svg:x="1cm" svg:y="3.8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cm" svg:y1="4.8cm" svg:x2="5.4cm" svg:y2="4.8cm" draw:start-shape="id14" draw:start-glue-point="1" draw:end-shape="id15" draw:end-glue-point="3" svg:d="M4400 4800h1000" svg:viewBox="0 0 1001 1">
          <text:p/>
        </draw:connector>
        <draw:frame draw:style-name="gr6" draw:text-style-name="P6" draw:layer="layout" svg:width="5.425cm" svg:height="0.954cm" svg:x="1.8cm" svg:y="2.846cm">
          <draw:text-box>
            <text:p>Localization node</text:p>
          </draw:text-box>
        </draw:frame>
        <draw:custom-shape draw:style-name="gr11" draw:text-style-name="P10" xml:id="id18" draw:id="id18" draw:layer="layout" svg:width="8cm" svg:height="4.8cm" svg:x="0.8cm" svg:y="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6cm" svg:height="1.2cm" svg:x="5.8cm" svg:y="4.2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01cm" svg:height="1.4cm" draw:transform="skewX (0.00715584993317675) translate (0.99cm 4cm)">
          <text:p text:style-name="P1">WiFi/Zigbee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78cm" svg:height="0.954cm" svg:x="4cm" svg:y="2.846cm">
          <draw:text-box>
            <text:p>UGV</text:p>
          </draw:text-box>
        </draw:frame>
        <draw:custom-shape draw:style-name="gr14" draw:text-style-name="P12" draw:layer="layout" svg:width="2.6cm" svg:height="1.6cm" svg:x="4.6cm" svg:y="5.8cm">
          <text:p text:style-name="P1">Mo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2.6cm" svg:height="1.6cm" svg:x="1.4cm" svg:y="5.8cm">
          <text:p text:style-name="P1">Battery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2cm" svg:x="0.8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3.2cm" svg:height="1.6cm" svg:x="5.4cm" svg:y="13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3.4cm" svg:height="2cm" svg:x="1cm" svg:y="12.8cm">
          <text:p text:style-name="P1">FPSoC 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cm" svg:y1="13.8cm" svg:x2="5.4cm" svg:y2="13.8cm" draw:start-shape="id16" draw:start-glue-point="1" draw:end-shape="id17" draw:end-glue-point="3" svg:d="M4400 13800h1000" svg:viewBox="0 0 1001 1">
          <text:p/>
        </draw:connector>
        <draw:frame draw:style-name="gr6" draw:text-style-name="P6" draw:layer="layout" svg:width="5.425cm" svg:height="0.954cm" svg:x="1.8cm" svg:y="11.846cm">
          <draw:text-box>
            <text:p>Localization node</text:p>
          </draw:text-box>
        </draw:frame>
        <draw:custom-shape draw:style-name="gr11" draw:text-style-name="P10" xml:id="id19" draw:id="id19" draw:layer="layout" svg:width="8cm" svg:height="4.8cm" svg:x="0.8cm" svg:y="11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6cm" svg:height="1.2cm" svg:x="5.8cm" svg:y="13.2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01cm" svg:height="1.4cm" draw:transform="skewX (0.00715584993317675) translate (0.99cm 13cm)">
          <text:p text:style-name="P1">WiFi/Zigbee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78cm" svg:height="0.954cm" svg:x="4cm" svg:y="11.846cm">
          <draw:text-box>
            <text:p>UGV</text:p>
          </draw:text-box>
        </draw:frame>
        <draw:custom-shape draw:style-name="gr14" draw:text-style-name="P12" draw:layer="layout" svg:width="2.6cm" svg:height="1.6cm" svg:x="4.6cm" svg:y="14.8cm">
          <text:p text:style-name="P1">Mo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2.6cm" svg:height="1.6cm" svg:x="1.4cm" svg:y="14.8cm">
          <text:p text:style-name="P1">Battery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9.4cm" svg:x2="8.8cm" svg:y2="5.2cm" draw:start-shape="id3" draw:start-glue-point="3" draw:end-shape="id18" draw:end-glue-point="1" svg:d="M11000 9400h-1100v-4200h-1100" svg:viewBox="0 0 2201 4201">
          <text:p/>
        </draw:connector>
        <draw:connector draw:style-name="gr7" draw:text-style-name="P1" draw:layer="layout" svg:x1="11cm" svg:y1="9.4cm" svg:x2="8.8cm" svg:y2="14.2cm" draw:start-shape="id3" draw:start-glue-point="3" draw:end-shape="id19" draw:end-glue-point="1" svg:d="M11000 9400h-1100v4800h-1100" svg:viewBox="0 0 2201 4801">
          <text:p/>
        </draw:connector>
        <draw:custom-shape draw:style-name="gr16" draw:text-style-name="P1" draw:layer="layout" svg:width="0.6cm" svg:height="0.6cm" svg:x="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cm" svg:height="0.6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cm" svg:height="0.6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8:54:10.855000000</meta:creation-date>
    <dc:date>2018-11-08T19:11:24.350000000</dc:date>
    <meta:editing-duration>PT6M33S</meta:editing-duration>
    <meta:editing-cycles>1</meta:editing-cycles>
    <meta:generator>LibreOffice/5.3.4.2$Windows_x86 LibreOffice_project/f82d347ccc0be322489bf7da61d7e4ad13fe2ff3</meta:generator>
    <meta:document-statistic meta:object-count="91"/>
  </office:meta>
</office:document-meta>
</file>